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GB" officeooo:rsid="00027efe" officeooo:paragraph-rsid="00027efe" style:font-size-asian="10.5pt"/>
    </style:style>
    <style:style style:name="P2" style:family="paragraph" style:parent-style-name="Standard">
      <style:text-properties style:font-name="Arial" fo:language="en" fo:country="GB" officeooo:rsid="0003c91f" officeooo:paragraph-rsid="0003c91f" style:font-size-asian="10.5pt"/>
    </style:style>
    <style:style style:name="P3" style:family="paragraph" style:parent-style-name="Standard">
      <style:text-properties style:font-name="Arial" fo:language="en" fo:country="GB" officeooo:rsid="0009e1c6" officeooo:paragraph-rsid="0009e1c6" style:font-size-asian="10.5pt"/>
    </style:style>
    <style:style style:name="P4" style:family="paragraph" style:parent-style-name="Standard">
      <style:text-properties style:font-name="Arial" fo:language="en" fo:country="GB" officeooo:rsid="00089860" officeooo:paragraph-rsid="00089860" style:font-size-asian="10.5pt"/>
    </style:style>
    <style:style style:name="P5" style:family="paragraph" style:parent-style-name="Standard">
      <style:text-properties style:font-name="Arial" fo:language="en" fo:country="GB" officeooo:rsid="000519c8" officeooo:paragraph-rsid="0009e1c6" style:font-size-asian="10.5pt"/>
    </style:style>
    <style:style style:name="P6" style:family="paragraph" style:parent-style-name="Standard">
      <style:text-properties style:font-name="Arial" fo:language="en" fo:country="GB" officeooo:rsid="000519c8" officeooo:paragraph-rsid="000bf40e" style:font-size-asian="10.5pt"/>
    </style:style>
    <style:style style:name="P7" style:family="paragraph" style:parent-style-name="Standard">
      <style:text-properties style:font-name="Arial" fo:language="en" fo:country="GB" officeooo:rsid="00060b1a" officeooo:paragraph-rsid="000bf40e" style:font-size-asian="10.5pt"/>
    </style:style>
    <style:style style:name="P8" style:family="paragraph" style:parent-style-name="Standard">
      <style:text-properties style:font-name="Arial" fo:language="en" fo:country="GB" officeooo:rsid="000b34fe" officeooo:paragraph-rsid="000b34fe" style:font-size-asian="10.5pt"/>
    </style:style>
    <style:style style:name="P9" style:family="paragraph" style:parent-style-name="Standard">
      <style:text-properties style:font-name="Arial" fo:language="en" fo:country="GB" officeooo:rsid="000b34fe" officeooo:paragraph-rsid="000bf40e" style:font-size-asian="10.5pt"/>
    </style:style>
    <style:style style:name="P10" style:family="paragraph" style:parent-style-name="Standard">
      <style:text-properties style:font-name="Arial" fo:language="en" fo:country="GB" officeooo:rsid="000b4720" officeooo:paragraph-rsid="000bf40e" style:font-size-asian="10.5pt"/>
    </style:style>
    <style:style style:name="P11" style:family="paragraph" style:parent-style-name="Standard">
      <style:text-properties style:font-name="Arial" fo:language="en" fo:country="GB" officeooo:rsid="000bf40e" officeooo:paragraph-rsid="000bf40e" style:font-size-asian="10.5pt"/>
    </style:style>
    <style:style style:name="P12" style:family="paragraph" style:parent-style-name="Standard">
      <style:text-properties style:font-name="Arial" fo:language="en" fo:country="GB" fo:font-weight="bold" officeooo:rsid="00089860" officeooo:paragraph-rsid="00089860" style:font-size-asian="10.5pt" style:font-weight-asian="bold" style:font-weight-complex="bold"/>
    </style:style>
    <style:style style:name="P13" style:family="paragraph" style:parent-style-name="Standard">
      <style:text-properties style:font-name="Arial" fo:language="en" fo:country="GB" fo:font-weight="bold" officeooo:rsid="0003c91f" officeooo:paragraph-rsid="0003c91f" style:font-size-asian="10.5pt" style:font-weight-asian="bold" style:font-weight-complex="bold"/>
    </style:style>
    <style:style style:name="P14" style:family="paragraph" style:parent-style-name="Standard">
      <style:text-properties style:font-name="Arial" fo:language="en" fo:country="GB" fo:font-weight="bold" officeooo:rsid="000bf40e" officeooo:paragraph-rsid="000bf40e" style:font-weight-asian="bold" style:font-weight-complex="bold"/>
    </style:style>
    <style:style style:name="P15" style:family="paragraph" style:parent-style-name="Standard">
      <style:paragraph-properties fo:text-align="center" style:justify-single-word="false"/>
      <style:text-properties style:font-name="Arial" fo:language="en" fo:country="GB" style:text-underline-style="solid" style:text-underline-width="auto" style:text-underline-color="font-color" fo:font-weight="bold" officeooo:rsid="00027efe" officeooo:paragraph-rsid="00027efe" style:font-weight-asian="bold" style:font-weight-complex="bold"/>
    </style:style>
    <style:style style:name="P16" style:family="paragraph" style:parent-style-name="Standard">
      <style:text-properties style:font-name="Arial" fo:language="en" fo:country="GB" officeooo:rsid="000b4720" officeooo:paragraph-rsid="000bf40e"/>
    </style:style>
    <style:style style:name="P17" style:family="paragraph" style:parent-style-name="Standard">
      <style:text-properties style:font-name="Arial" fo:language="en" fo:country="GB" officeooo:rsid="000bf40e" officeooo:paragraph-rsid="000bf40e"/>
    </style:style>
    <style:style style:name="P18" style:family="paragraph" style:parent-style-name="Standard">
      <style:text-properties style:font-name="Arial" fo:language="en" fo:country="GB" officeooo:rsid="000bf40e" officeooo:paragraph-rsid="000519c8"/>
    </style:style>
    <style:style style:name="P19" style:family="paragraph" style:parent-style-name="Standard">
      <style:text-properties style:font-name="Arial" fo:language="en" fo:country="GB" officeooo:rsid="000dbffb" officeooo:paragraph-rsid="000dbffb"/>
    </style:style>
    <style:style style:name="P20" style:family="paragraph" style:parent-style-name="Standard">
      <style:paragraph-properties fo:break-before="page"/>
      <style:text-properties style:font-name="Arial" fo:language="en" fo:country="GB" officeooo:rsid="0003c91f" officeooo:paragraph-rsid="0003c91f" style:font-size-asian="10.5pt"/>
    </style:style>
    <style:style style:name="T1" style:family="text">
      <style:text-properties officeooo:rsid="00089860"/>
    </style:style>
    <style:style style:name="T2" style:family="text">
      <style:text-properties officeooo:rsid="0009e1c6"/>
    </style:style>
    <style:style style:name="T3" style:family="text">
      <style:text-properties officeooo:rsid="000b34fe"/>
    </style:style>
    <style:style style:name="T4" style:family="text">
      <style:text-properties officeooo:rsid="000b4720"/>
    </style:style>
    <style:style style:name="T5" style:family="text">
      <style:text-properties officeooo:rsid="000bf4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urvival Brainstorming</text:p>
      <text:p text:style-name="P1"/>
      <text:p text:style-name="P2">- <text:span text:style-name="T1">Games for reference</text:span>:</text:p>
      <text:p text:style-name="P2">The long Dark (<text:span text:style-name="T1">Sleep</text:span>, <text:span text:style-name="T1">Exhaustion</text:span>, <text:span text:style-name="T1">Cold, Hunger..</text:span>)</text:p>
      <text:p text:style-name="P2">NEO Scavenger (<text:span text:style-name="T1">Injuries</text:span>, <text:span text:style-name="T1">Diagram of the body</text:span>, <text:span text:style-name="T1">bandages, inventorysystem..</text:span>)</text:p>
      <text:p text:style-name="P3">7 days to die (crafting, disassembling of weapons)</text:p>
      <text:p text:style-name="P4">Dont starve (day/nightcycle)</text:p>
      <text:p text:style-name="P2"/>
      <text:p text:style-name="P2"/>
      <text:p text:style-name="P2"/>
      <text:p text:style-name="P12">Gamemechanics</text:p>
      <text:p text:style-name="P4"/>
      <text:p text:style-name="P4">- its important that the player is able to see his own body</text:p>
      <text:p text:style-name="P1"/>
      <text:p text:style-name="P2">- <text:span text:style-name="T1">day/night cycle</text:span></text:p>
      <text:p text:style-name="P2"><text:span text:style-name="T1">Since the length of day and night varie accordingly to the seasons, they dont have to be of the same length</text:span>.</text:p>
      <text:p text:style-name="P2"><text:span text:style-name="T1">First idea:</text:span> <text:span text:style-name="T1">Day</text:span> 30 <text:span text:style-name="T1">m</text:span>inute<text:span text:style-name="T1">s</text:span>, <text:span text:style-name="T1">dusk</text:span> 10, <text:span text:style-name="T1">night</text:span> 10, <text:span text:style-name="T1">dawn</text:span> 10</text:p>
      <text:p text:style-name="P2"/>
      <text:p text:style-name="P4">- zones</text:p>
      <text:p text:style-name="P4">The gameworld can be build out of zones. Zones have parameters like coverage from light, from rain, distance for line of sight (los), difficulty of the terrain, stresslevel, chance for injurie, chance to find something etc.</text:p>
      <text:p text:style-name="P4">Example: Deep forest has a high coverage against light and rain, short distance for los, medium difficulty, low chance of injurie, high chance to find leaves and twigs and fruit and medium to high stresslevel</text:p>
      <text:p text:style-name="P4">A clearcutting in the forest has zero coverage against rain and light, long distance for los, high difficulty, high chance of injurie, high chance to find pieces of wood and low stress level</text:p>
      <text:p text:style-name="P4"/>
      <text:p text:style-name="P4">- learning/adaptation</text:p>
      <text:p text:style-name="P4">Humans are excellent at adopting to different situations, given enough time.</text:p>
      <text:p text:style-name="P4">That is something the game should reflect in its mechanics.</text:p>
      <text:p text:style-name="P4">Mechanics that can be influenced by learning/adaptaion are crafting, movement, stressresponse and resistance</text:p>
      <text:p text:style-name="P4">Example crafting: The first tools the player crafts will be of very low durability and efficienzy. But with each new try they will improve because the character will iron out the flaws and think of new ways to improve them. This will also reduce the time it takes to craft that item.</text:p>
      <text:p text:style-name="P4">Example movement: The first time the player moves into a new territory/zone, his movement will be reduced because it is unfamiliar to him. In addition his stress will rise because he is of course aware of the fact that he does not know where he is moving into.</text:p>
      <text:p text:style-name="P4">But the longer he stays and the more often he takes that route, the more familiar he will become with the terrain, he will know where to place his feet and <text:span text:style-name="T2">thereby</text:span> increase his speed and reduce the chance of <text:span text:style-name="T2">injuries</text:span></text:p>
      <text:p text:style-name="P4"/>
      <text:p text:style-name="P9">- ladder of success</text:p>
      <text:p text:style-name="P9">During the game there should be a progression of steps of success which the player can achieve. <text:span text:style-name="T4">Since the overall goal (being? Save your friends and escape? Kill the bad guy? Call in help?) is of course not easy to achieve, its important to give the player other things he can achieve to keep him motivated</text:span></text:p>
      <text:p text:style-name="P7"/>
      <text:p text:style-name="P10"><text:soft-page-break/>Example</text:p>
      <text:p text:style-name="P10">Step 0</text:p>
      <text:p text:style-name="P10">the player is on the run, his pursuers hard on his heels through the jungle.</text:p>
      <text:p text:style-name="P10">Goal: lose the pursuers</text:p>
      <text:p text:style-name="P10">Step 1</text:p>
      <text:p text:style-name="P10">The hunters have given up (for the moment), the player is alone in the jungle.</text:p>
      <text:p text:style-name="P10">Goal: find any sort of shelter</text:p>
      <text:p text:style-name="P10">Step 2</text:p>
      <text:p text:style-name="P10">The player has found a nice spot for his first basecamp. Might be spot of flat ground near a lake/river, a rock, tree with clear ground beneath. There he gathers himself, checks what he has and what can be found in the immediat vicinity. It should become clear that, if he stays there for long, he will either be found or the environment will kill him</text:p>
      <text:p text:style-name="P10">Goal: learn the basics of survival and crafting to prepare for a search for a better spot</text:p>
      <text:p text:style-name="P10"/>
      <text:p text:style-name="P10">Step 3</text:p>
      <text:p text:style-name="P10">Equipped with primitiv gear and eating raw stuff to stay alive, the player starts to explore the surrounding jungle, looking for a spot that a) is better hidden and b) offeres better protection from the elements and options to set up more permanent utilities.</text:p>
      <text:p text:style-name="P10">Examples: a have in a mountainside, a group of tress to build a treehouse, a dead, hollow tree. To be able to use these the player must complete a simple task, like make a torch to scare some animals out of the cave or make a rope to climb up a tree.</text:p>
      <text:p text:style-name="P10">Goal:find the spot for a permanent base and “unlock” it</text:p>
      <text:p text:style-name="P10">Step 4</text:p>
      <text:p text:style-name="P10">The player has achieve his first bigger success, he has found a place that not only hides him well from detection (unless he makes lots of noise and such of course), it also has valuable resources nearby (water for example) and offers good shelter from rain, heat, cold, animals…</text:p>
      <text:p text:style-name="P10">Goal: set up all the utilities that are needed for basic survival, a permanent fireplace, a place to sleep, something to collect water, to prepare food, to warm up, to store stuff</text:p>
      <text:p text:style-name="P16">Step 5</text:p>
      <text:p text:style-name="P16">The base is established and the player no longer needs to worry all the time about his basic needs like food, water, shelter and sleep</text:p>
      <text:p text:style-name="P16">Goal: Now is the time to <text:span text:style-name="T5">realy </text:span>think about ways how to <text:span text:style-name="T5">confront the mercenaries, get intel, spy on them, help your friends…</text:span></text:p>
      <text:p text:style-name="P16"/>
      <text:p text:style-name="P17">That is just the basic structure. The is an option for a twist that can, if implemented right, be rather entertaining:</text:p>
      <text:p text:style-name="P17">The player knows that his friends are in danger. So he does not have all the time to focus on his own struggle, he propably will try to do something about them without being totally prepared.</text:p>
      <text:p text:style-name="P17">This may result in the following scenario:</text:p>
      <text:p text:style-name="P17">The player has achieved step 3, but instead of looking for good shelter he uses his basic gear to head out for the camp of the mercenaries. He spots one of his friends doing some labor, not well guarded. He sneaks in, rescues him, maybe even manages to gather some gear before they are being detected. They have to flee (going back to step 0 of the ladder again).</text:p>
      <text:p text:style-name="P17">Now the cycle resets, with a few twists:</text:p>
      <text:p text:style-name="P17">a) the AI now knows the player is still alive, what his goals are and that he is somewhat equipped. So they will search now more aggresivly, maybe resulting in the player needing to abandon his first base</text:p>
      <text:p text:style-name="P17">b) the player has all the knowledge he already optained + maybe some new gear</text:p>
      <text:p text:style-name="P17">c) the players now has an ally who might help him</text:p>
      <text:p text:style-name="P17"><text:soft-page-break/></text:p>
      <text:p text:style-name="P17">This cycle can be done a number of times. The next friend will already be guarded better and closer to the central camp but the player is a bit better prepared now + has help maybe.</text:p>
      <text:p text:style-name="P17">A scenario for the end might be that the player with a small band of poorly equipped followers need to free the last hostage against an enemy that is still more powerful but already weakened too.</text:p>
      <text:p text:style-name="P17"/>
      <text:p text:style-name="P6">- Invent<text:span text:style-name="T3">ory</text:span></text:p>
      <text:p text:style-name="P9">While designing the inventory system its important to design it in such a way that it stays at least somewhat close to reality.</text:p>
      <text:p text:style-name="P9">Example: objects have not only different weight but also different sizes. A pack of matches does not take up as much space as an assault rifle.</text:p>
      <text:p text:style-name="P9">Nice example for an inventorysystem has Neo Scavenger</text:p>
      <text:p text:style-name="P6"/>
      <text:p text:style-name="P17">- Pathfinding</text:p>
      <text:p text:style-name="P17">If the player stays in an area for a while, he learns about the terrain and is able to move around faster. Also, if he travels between some spots often, he starts to remember the way (can result in the path being highlighted a bit)</text:p>
      <text:p text:style-name="P17"/>
      <text:p text:style-name="P19">- crafting, assembling, disassembling, upgrading</text:p>
      <text:p text:style-name="P19">Like with the guns in 7days to die, the player should be able to take stuff apart, especially stuff he did build. Unfamiliar items like a gun should require much more time and my result in failure if the character does not do it the right way.</text:p>
      <text:p text:style-name="P19">But simple things like a simple spear, consisting of a long stick, a knife and something to tie it all up can be disassembled.</text:p>
      <text:p text:style-name="P19">Example: the player crafts his first spear, which turns out rather shabby. He later founds a stronger rope and a better shaft, like the pole of a fence. He takes apart his old spear (returning the stick and the rope to his inventory) and uses the pole and the better rope to craft a new, better spear</text:p>
      <text:p text:style-name="P17"/>
      <text:p text:style-name="P14">AI</text:p>
      <text:p text:style-name="P17">They remember!</text:p>
      <text:p text:style-name="P17">- The AI must NOT forget about the player if he hides for 5 seconds. They know he is out there!</text:p>
      <text:p text:style-name="P17"/>
      <text:p text:style-name="P17">Human enemies</text:p>
      <text:p text:style-name="P17">- The opponents of the player are humans too. So they need to have a mood and character as well. Some may be more aggresiv, some cowards, some neutral. If hurt or outnumbered/trapped they might flee, drop their weapons, beg for mercy, go berserk, try to reason, to bribe.</text:p>
      <text:p text:style-name="P17">They also share the same vulnerabilites, so will the player be able to shoot someone who broke his leg and is now screaming in pain?</text:p>
      <text:p text:style-name="P17"/>
      <text:p text:style-name="P17">What you see is what you get</text:p>
      <text:p text:style-name="P17">- The AI must be lootable.</text:p>
      <text:p text:style-name="P17">If the player manages to kill/take down one of the mercs who he saw using a radio, that guy must have this radio in his inventory. And looting includes everything, clothing, boots, helmet, belt, weapons… the mercs shall be a major threat but overpowering one also needs to be a big boost for the player, resulting in better gear and boosts for mood.</text:p>
      <text:p text:style-name="P17"/>
      <text:p text:style-name="P17"/>
      <text:p text:style-name="P11"><text:soft-page-break/></text:p>
      <text:p text:style-name="P2"/>
      <text:p text:style-name="P20"/>
      <text:p text:style-name="P13"><text:span text:style-name="T1">Attributes of the avatar</text:span>:</text:p>
      <text:p text:style-name="P3">Tiredness</text:p>
      <text:p text:style-name="P3">As long as the characters are supposed to be normal people they have to sleep now and then. “The long dark” shows how tiredness and need for sleep can be included in a game without disrupting the gameflow.</text:p>
      <text:p text:style-name="P3"/>
      <text:p text:style-name="P3">Stamina</text:p>
      <text:p text:style-name="P3">Stamina is connected to exhaustion. Stamina depletes and regenerates faster, but the more exhausted you are the less max stamina you have.</text:p>
      <text:p text:style-name="P3">Example: The avatar runs 100m. At this point his stamina is at 0, overall exhaustion has dropped by a factor x. The avatar rests, his stamina regenerates up to the limit which is determined by his exhaustion. Now he can only run 90m before his stamina is depleted.</text:p>
      <text:p text:style-name="P3"/>
      <text:p text:style-name="P3">Exhaustion</text:p>
      <text:p text:style-name="P3">Exhaustion is a factor that is limiting the player more than stamina. Exhaustion can only be reduced by a real rest, sleeping works best.</text:p>
      <text:p text:style-name="P3"/>
      <text:p text:style-name="P3">Mood</text:p>
      <text:p text:style-name="P8">Success and other positive events have a positive effect on them mood, failure, injuries, disease ect, have a negative effect. A positive mood may result in a slight increase in action speed, higher chances of success on skillchecks, faster healing etc, while a low mood can cause the opposite effect on said events and actions.</text:p>
      <text:p text:style-name="P5"/>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00:36.567000000</meta:creation-date>
    <dc:date>2018-09-18T18:08:57.962000000</dc:date>
    <meta:editing-duration>PT33M15S</meta:editing-duration>
    <meta:editing-cycles>5</meta:editing-cycles>
    <meta:generator>LibreOffice/5.3.7.2$Windows_X86_64 LibreOffice_project/6b8ed514a9f8b44d37a1b96673cbbdd077e24059</meta:generator>
    <meta:document-statistic meta:table-count="0" meta:image-count="0" meta:object-count="0" meta:page-count="5" meta:paragraph-count="83" meta:word-count="1683" meta:character-count="9253" meta:non-whitespace-character-count="7653"/>
  </office:meta>
</office:document-meta>
</file>